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doLog.clea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doLog.getAc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doLog.append( MultiIndex . Action 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doLog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doLog.RedoLog( Directory 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doLog.flus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doLog.collect( MultiIndex . Action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doLog.hasEnt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doLog.read( ActionCollector collecto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RedoLog.initOu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